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7cm" svg:height="1.8cm" svg:x="0.989cm" svg:y="2.4cm">
          <text:p text:style-name="P1">Protocol <text:line-break/>versio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7cm" svg:height="1.8cm" svg:x="5.689cm" svg:y="2.4cm">
          <text:p text:style-name="P1">File <text:line-break/>version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7cm" svg:height="1.8cm" svg:x="10.4cm" svg:y="2.399cm">
          <text:p text:style-name="P1">Location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7cm" svg:height="1.8cm" svg:x="10.4cm" svg:y="4.2cm">
          <text:p text:style-name="P1">File modif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7cm" svg:height="1.8cm" svg:x="1cm" svg:y="4.2cm">
          <text:p text:style-name="P1">Creation </text:p>
          <text:p text:style-name="P1">timestamp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7cm" svg:height="1.8cm" svg:x="15.1cm" svg:y="4.2cm">
          <text:p text:style-name="P1">Modifed</text:p>
          <text:p text:style-name="P1">timestamp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7cm" svg:height="1.8cm" svg:x="5.7cm" svg:y="4.2cm">
          <text:p text:style-name="P1">File creato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7cm" svg:height="1.8cm" svg:x="15.1cm" svg:y="2.4cm">
          <text:p text:style-name="P1">Siz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7cm" svg:height="1.8cm" svg:x="1cm" svg:y="6cm">
          <text:p text:style-name="P1">File </text:p>
          <text:p text:style-name="P1">Typ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29T10:20:24.14</meta:creation-date>
    <dc:date>2013-07-30T12:12:14.77</dc:date>
    <meta:editing-duration>PT19M38S</meta:editing-duration>
    <meta:editing-cycles>2</meta:editing-cycles>
    <meta:generator>LibreOffice/4.0.2.2$Windows_x86 LibreOffice_project/4c82dcdd6efcd48b1d8bba66bfe1989deee49c3</meta:generator>
    <meta:document-statistic meta:object-count="9"/>
  </office:meta>
</office:document-meta>
</file>